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7"/>
    <style:style style:name="P2" style:family="paragraph" style:parent-style-name="Standard" style:list-style-name="L7">
      <style:text-properties officeooo:paragraph-rsid="00253994"/>
    </style:style>
    <style:style style:name="P3" style:family="paragraph" style:parent-style-name="Standard" style:list-style-name="L9">
      <style:text-properties officeooo:paragraph-rsid="001d58f7"/>
    </style:style>
    <style:style style:name="P4" style:family="paragraph" style:parent-style-name="Standard" style:list-style-name="L9">
      <style:text-properties officeooo:paragraph-rsid="00253994"/>
    </style:style>
    <style:style style:name="P5" style:family="paragraph" style:parent-style-name="Standard" style:list-style-name="L9">
      <style:text-properties officeooo:paragraph-rsid="00270e23"/>
    </style:style>
    <style:style style:name="P6" style:family="paragraph" style:parent-style-name="Standard" style:list-style-name="L9">
      <style:text-properties officeooo:rsid="001b9bb4" officeooo:paragraph-rsid="001d57ea"/>
    </style:style>
    <style:style style:name="P7" style:family="paragraph" style:parent-style-name="Standard" style:list-style-name="L10">
      <style:text-properties officeooo:paragraph-rsid="001d57ea"/>
    </style:style>
    <style:style style:name="P8" style:family="paragraph" style:parent-style-name="Standard">
      <style:text-properties officeooo:paragraph-rsid="001d57ea"/>
    </style:style>
    <style:style style:name="P9" style:family="paragraph" style:parent-style-name="Standard">
      <style:text-properties officeooo:rsid="001eb30b" officeooo:paragraph-rsid="001eb30b"/>
    </style:style>
    <style:style style:name="P10" style:family="paragraph" style:parent-style-name="Standard">
      <style:text-properties officeooo:rsid="00222947" officeooo:paragraph-rsid="00222947"/>
    </style:style>
    <style:style style:name="T1" style:family="text">
      <style:text-properties officeooo:rsid="001b9bb4"/>
    </style:style>
    <style:style style:name="T2" style:family="text">
      <style:text-properties officeooo:rsid="001d57ea"/>
    </style:style>
    <style:style style:name="T3" style:family="text">
      <style:text-properties officeooo:rsid="001d58f7"/>
    </style:style>
    <style:style style:name="T4" style:family="text">
      <style:text-properties officeooo:rsid="001f8377"/>
    </style:style>
    <style:style style:name="T5" style:family="text">
      <style:text-properties officeooo:rsid="00222947"/>
    </style:style>
    <style:style style:name="T6" style:family="text">
      <style:text-properties officeooo:rsid="00235ef9"/>
    </style:style>
    <style:style style:name="T7" style:family="text">
      <style:text-properties officeooo:rsid="0025399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HRMIS Proposed Modules and Features</text:p>
      <text:p text:style-name="Standard"/>
      <text:p text:style-name="Standard"><text:span text:style-name="T1">1. </text:span>Employee information management:</text:p>
      <text:list xml:id="list1021967829" text:style-name="L7">
        <text:list-item>
          <text:p text:style-name="P1">Personal Data Sheet (PDS): Stores personal details of employees.</text:p>
        </text:list-item>
        <text:list-item>
          <text:p text:style-name="P1">Service Record: Maintains employment history and service-related information.</text:p>
        </text:list-item>
        <text:list-item>
          <text:p text:style-name="P1">SALN (Statement of Assets, Liabilities, and Net Worth): Records financial disclosures of employees.</text:p>
        </text:list-item>
        <text:list-item>
          <text:p text:style-name="P1">Assumption to Duty: Captures details when an employee assumes a new position.</text:p>
        </text:list-item>
        <text:list-item>
          <text:p text:style-name="P1">Designations: Tracks different roles or designations held by employees.</text:p>
        </text:list-item>
        <text:list-item>
          <text:p text:style-name="P1">Awards and Recognition: Stores information about awards and recognition received by employees.</text:p>
        </text:list-item>
        <text:list-item>
          <text:p text:style-name="P1">Trainings: Manages records of employee training and development activities.</text:p>
        </text:list-item>
        <text:list-item>
          <text:p text:style-name="P1">NOSA/NOSI (Notice of Step Increment/Notice of Salary Increase): Tracks salary-related notifications.</text:p>
        </text:list-item>
        <text:list-item>
          <text:p text:style-name="P1">Oath of Office: Documents the official oath taken by employees.</text:p>
        </text:list-item>
        <text:list-item>
          <text:p text:style-name="P1">Appointments: Records details of employee appointments to specific positions.</text:p>
        </text:list-item>
        <text:list-item>
          <text:p text:style-name="P1">Disciplinary actions: Maintains records of disciplinary actions taken against employees.</text:p>
        </text:list-item>
      </text:list>
      <text:p text:style-name="Standard"/>
      <text:p text:style-name="P8"><text:span text:style-name="T2">2</text:span><text:span text:style-name="T1">. </text:span>Employee self-service: The self-service portal allows employees to access and update their personal information, view pay stubs, request time off, and enroll in benefits.</text:p>
      <text:list xml:id="list1597536570" text:style-name="L9">
        <text:list-item>
          <text:p text:style-name="P6">Travel Request</text:p>
        </text:list-item>
        <text:list-item>
          <text:p text:style-name="P6">Leave Request</text:p>
        </text:list-item>
        <text:list-item>
          <text:p text:style-name="P6">CTO</text:p>
        </text:list-item>
        <text:list-item>
          <text:p text:style-name="P5"><text:span text:style-name="T3">Overrtime</text:span></text:p>
        </text:list-item>
        <text:list-item>
          <text:p text:style-name="P5"><text:span text:style-name="T3">DTR (Daily Time Record): Captures daily attendance and working hours.</text:span></text:p>
        </text:list-item>
        <text:list-item>
          <text:p text:style-name="P4">Attendance: Tracks employee attendance data.<text:span text:style-name="T1">(Events and Special Occassions)</text:span></text:p>
        </text:list-item>
        <text:list-item>
          <text:p text:style-name="P3">Certificate of Appearance: Generates certificates for employee appearances.</text:p>
        </text:list-item>
      </text:list>
      <text:p text:style-name="Standard"/>
      <text:p text:style-name="P10"><text:span text:style-name="T7">3</text:span>. Office Management: Manage office positions, such as plantilla and subordinations.</text:p>
      <text:p text:style-name="Standard"/>
      <text:p text:style-name="Standard"><text:span text:style-name="T5">5</text:span><text:span text:style-name="T1">. </text:span><text:span text:style-name="T3">Evaluation</text:span> management: The HRMIS facilitates goal setting, performance appraisals, and ongoing performance tracking for employees.</text:p>
      <text:p text:style-name="Standard"/>
      <text:p text:style-name="Standard"><text:span text:style-name="T6">6</text:span><text:span text:style-name="T1">. </text:span>Reporting and analytics: The HRMIS generates various reports related to HR data, such as employee demographics, turnover rates, and training statistics, enabling data-driven decision-making in the government context.</text:p>
      <text:p text:style-name="Standard"/>
      <text:p text:style-name="Standard"><text:span text:style-name="T6">7</text:span><text:span text:style-name="T1">. </text:span>Benefits administration: The HRMIS assists in managing employee benefits, such as health insurance, retirement plans, and vacation accrual.</text:p>
      <text:p text:style-name="Standard"/>
      <text:p text:style-name="Standard"><text:span text:style-name="T6">8</text:span><text:span text:style-name="T1">. </text:span>Recruitment and applicant tracking: The HRMIS supports the creation of job postings, tracks applicant information, and manages the recruitment proc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9:46:58.511865995</meta:creation-date>
    <dc:date>2023-07-11T16:47:38.146680178</dc:date>
    <meta:editing-duration>PT25M17S</meta:editing-duration>
    <meta:editing-cycles>9</meta:editing-cycles>
    <meta:generator>LibreOffice/7.3.7.2$Linux_X86_64 LibreOffice_project/30$Build-2</meta:generator>
    <meta:print-date>2023-07-11T11:28:28.964339537</meta:print-date>
    <meta:document-statistic meta:table-count="0" meta:image-count="0" meta:object-count="0" meta:page-count="1" meta:paragraph-count="26" meta:word-count="292" meta:character-count="2136" meta:non-whitespace-character-count="1888"/>
  </office:meta>
</office:document-meta>
</file>